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hitney" svg:font-family="Whitney, 'Helvetica Neue', Helvetica, Arial, sans-serif"/>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master-page-name="Standard">
      <style:paragraph-properties fo:text-align="center" style:justify-single-word="false" style:page-number="auto"/>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fo:font-variant="normal" fo:text-transform="none" fo:color="#dcddde" style:font-name="Whitney" fo:font-size="12pt" fo:letter-spacing="normal" fo:font-style="normal" fo:font-weight="normal" style:font-size-asian="12pt" style:font-size-complex="12pt"/>
    </style:style>
    <style:style style:name="T5" style:family="text">
      <style:text-properties fo:font-variant="normal" fo:text-transform="none" fo:color="#000000" style:font-name="Whitney" fo:font-size="12pt" fo:letter-spacing="normal" fo:font-style="normal" fo:font-weight="normal" style:font-size-asian="12pt" style:font-size-complex="12pt"/>
    </style:style>
    <style:style style:name="T6" style:family="text">
      <style:text-properties fo:font-variant="normal" fo:text-transform="none" fo:color="#000000" style:font-name="Calibri1" fo:font-size="12pt" fo:letter-spacing="normal" fo:font-style="normal" fo:font-weight="normal" style:font-size-asian="12pt" style:font-size-complex="12pt"/>
    </style:style>
    <style:style style:name="T7" style:family="text">
      <style:text-properties fo:color="#000000"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2"><text:span text:style-name="T1">Shoppinghaus Dresden</text:span></text:p>
      <text:p text:style-name="P2"><text:span text:style-name="T1">Geldautomat</text:span></text:p>
      <text:p text:style-name="P1"/>
      <text:p text:style-name="P2"><text:span text:style-name="T1">Administratorendokumentation</text:span></text:p>
      <text:p text:style-name="P1"/>
      <text:p text:style-name="P1"/>
      <text:p text:style-name="P1"/>
      <text:p text:style-name="P1"/>
      <text:p text:style-name="P1"/>
      <text:p text:style-name="P1"/>
      <text:p text:style-name="P4"/>
      <text:p text:style-name="P1"/>
      <text:p text:style-name="P1"/>
      <text:p text:style-name="P1"/>
      <text:p text:style-name="P1"/>
      <text:p text:style-name="Standard"><text:soft-page-break/><text:span text:style-name="T2">Administratorenrechte</text:span></text:p>
      <text:p text:style-name="Standard"><text:span text:style-name="T3">Zugriffsrechte auf die Datenbestände der Kundenkonten hat allein der Administrator des Geldautomaten vom Shoppinghaus Dresden. Diese werden auf einer separaten Datenbank gespeichert, auf die der Administrator über den hauseigenen Computer des Einkaufzentrums zugreifen kann. Er darf die Daten ausschließlich nur für Verwaltungszwecke nutzen. Zudem hat er auch die Möglichkeit Änderungen an den Daten vorzunehmen oder diese zu löschen. Dies ist ihm jedoch nur gestattet, wenn ein Kunde es ausdrücklich wünscht.</text:span></text:p>
      <text:p text:style-name="P3"/>
      <text:p text:style-name="P3"/>
      <text:p text:style-name="Standard"><text:span text:style-name="T2">Anforderungen an den Administrator</text:span></text:p>
      <text:p text:style-name="Standard"><text:span text:style-name="T3">Um die Daten der Kunden erfassen und verwalten zu können ist eine Datenbank-Software notwendig. Die Auswahl für diese, steht dem Administrator frei. Wichtig zu beachten ist dabei, dass für den Administrator ein eigenes Benutzerprofil angelegt wird, welches über die entsprechenden Rechte zum Lesen, Ändern oder Löschen von Daten verfügt. Dieses Profil sollte nur über ein gut geschütztes Passwort, welches nur dem Administrator bekannt ist, zugänglich sein. Das Passwort ist hierbei frei durch den Administrator wählbar. Nach Beendigung des Programms soll eine Abmeldung aus dem Benutzerprofil des Administrators erfolgen, um widerrechtliche Handlungen durch Dritte zu vermeiden. </text:span></text:p>
      <text:p text:style-name="P3"/>
      <text:p text:style-name="P3"/>
      <text:p text:style-name="Standard"><text:span text:style-name="T2">Installationshinweis</text:span></text:p>
      <text:p text:style-name="Standard"><text:span text:style-name="T3">Bei der Installation der Software muss beachtet werden, dass im Verzeichnis der Jar-Datei auch das Verzeichnis „res“ vorhanden ist, da dies alle nötigen Ressourcen beinhaltet. In dieser Datei befinden sich ebenfalls die Dateien</text:span><text:span text:style-name="T5"> </text:span><text:span text:style-name="T6">"department_store_data.json", welche alle Daten des Kaufhauses umfasst sowie "customer_data.json", in der sich eine Liste aller Kundenkonten befindet.</text:span></text:p>
      <text:p text:style-name="P3"/>
      <text:p text:style-name="P3"/>
      <text:p text:style-name="P3"/>
      <text:p text:style-name="P3"/>
      <text:p text:style-name="P3"/>
      <text:p text:style-name="P3"/>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hitney" svg:font-family="Whitney, 'Helvetica Neue', Helvetica, Arial, sans-serif"/>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lina Haziri</meta:initial-creator>
    <meta:editing-cycles>14</meta:editing-cycles>
    <meta:print-date>2022-06-17T08:18:00</meta:print-date>
    <meta:creation-date>2022-05-19T15:14:00</meta:creation-date>
    <dc:date>2022-07-04T11:00:07.04</dc:date>
    <meta:editing-duration>PT8M50S</meta:editing-duration>
    <meta:generator>OpenOffice/4.1.11$Win32 OpenOffice.org_project/4111m1$Build-9808</meta:generator>
    <meta:document-statistic meta:table-count="0" meta:image-count="0" meta:object-count="0" meta:page-count="2" meta:paragraph-count="9" meta:word-count="225" meta:character-count="17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